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8pt" fo:language="sk" fo:country="SK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style:font-name="Liberation Mono" fo:font-size="8pt" fo:language="sk" fo:country="SK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Standard">
      <style:text-properties style:font-name="Liberation Mono" fo:font-size="8pt" fo:language="en" fo:country="US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" style:family="paragraph" style:parent-style-name="Standard">
      <style:text-properties style:font-name="Liberation Mono" fo:font-size="8pt" fo:language="en" fo:country="US" fo:font-style="italic" fo:font-weight="normal" fo:background-color="#ffffff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Standard">
      <style:text-properties style:font-name="Liberation Mono" fo:font-size="8pt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text-properties style:font-name="Liberation Mono" fo:font-size="10pt" fo:language="sk" fo:country="SK" fo:font-style="normal" fo:font-weight="normal" fo:background-color="#fffff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fo:font-weight="bold" style:font-weight-asian="bold" style:font-weight-complex="bold"/>
    </style:style>
    <style:style style:name="P10" style:family="paragraph" style:parent-style-name="Standard">
      <style:text-properties fo:language="en" fo:country="US" fo:font-weight="normal" style:font-weight-asian="normal" style:font-weight-complex="normal"/>
    </style:style>
    <style:style style:name="P11" style:family="paragraph" style:parent-style-name="Standard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language="en" fo:country="US" fo:font-style="normal" style:font-style-asian="normal" style:font-style-complex="normal"/>
    </style:style>
    <style:style style:name="P13" style:family="paragraph" style:parent-style-name="Standard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Liberation Serif" fo:language="en" fo:country="US"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font-name="Liberation Serif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style:font-name="Liberation Serif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master-page-name="">
      <style:paragraph-properties fo:margin-left="0.1965in" fo:margin-right="0in" fo:text-indent="0in" style:auto-text-indent="false" style:page-number="auto"/>
      <style:text-properties fo:language="en" fo:country="US" fo:font-style="normal" style:font-style-asian="normal" style:font-style-complex="normal"/>
    </style:style>
    <style:style style:name="P19" style:family="paragraph" style:parent-style-name="Standard">
      <style:paragraph-properties fo:margin-left="0.1965in" fo:margin-right="0in" fo:text-indent="0in" style:auto-text-indent="false"/>
      <style:text-properties fo:language="en" fo:country="US"/>
    </style:style>
    <style:style style:name="P20" style:family="paragraph" style:parent-style-name="Standard">
      <style:paragraph-properties fo:margin-left="0.1965in" fo:margin-right="0in" fo:text-indent="0in" style:auto-text-indent="false"/>
      <style:text-properties fo:language="en" fo:country="US" fo:font-style="normal" style:font-style-asian="normal" style:font-style-complex="normal"/>
    </style:style>
    <style:style style:name="P21" style:family="paragraph" style:parent-style-name="Standard"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6eba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56eba" style:font-style-asian="normal" style:font-style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normal" style:font-style-asian="normal" style:font-style-complex="normal"/>
    </style:style>
    <style:style style:name="T8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Courier New" fo:font-weight="normal" style:font-weight-asian="normal" style:font-weight-complex="normal"/>
    </style:style>
    <style:style style:name="T11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TlwgTypewrite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utonetwork V2 example</text:p>
      <text:p text:style-name="P8"/>
      <text:p text:style-name="P8"><text:bookmark text:name="result_box"/>All references in this document refer to document <text:span text:style-name="T1">Tech_Guide_DPA-Framework-</text:span><text:span text:style-name="T2">400</text:span><text:span text:style-name="T1">_1</text:span><text:span text:style-name="T2">90120</text:span><text:span text:style-name="T1"> </text:span></text:p>
      <text:p text:style-name="P8"/>
      <text:p text:style-name="P10">Autonetwork V2 is based on special usage of Smart Connect command, which is supported only in IQRF OS V4.03 and more and DPA Framework V3.03 and more. </text:p>
      <text:p text:style-name="P10"/>
      <text:p text:style-name="P10">Unlike of Autonetwork V1, no special Custom DPA Handler is needed at coordinator and nodes, thus all Custom DPA Handler Flash memory is available to the user.</text:p>
      <text:p text:style-name="P8"/>
      <text:p text:style-name="P9">Used firmware on TR modules:</text:p>
      <text:p text:style-name="P8"><text:line-break/>1 x <text:span text:style-name="T1">HWP-Coordinator-SPI-7xD-V</text:span><text:span text:style-name="T2">400</text:span><text:span text:style-name="T1">-1</text:span><text:span text:style-name="T2">90120</text:span><text:span text:style-name="T1">.iqrf</text:span><text:line-break/></text:p>
      <text:p text:style-name="P8">6 x <text:span text:style-name="T1">HWP-Node-STD-7xD-V</text:span><text:span text:style-name="T2">400</text:span><text:span text:style-name="T1">-1</text:span><text:span text:style-name="T2">90120</text:span><text:span text:style-name="T1">.iqrf</text:span></text:p>
      <text:p text:style-name="P8"/>
      <text:p text:style-name="P8">Before compilation of Autonetwork V2 example source code, the <text:span text:style-name="T17">__STORE_CODE_SUPPORT__</text:span> configuration switch of DPA support library in <text:span text:style-name="T1">dpa_library.h</text:span> file should by disabled.</text:p>
      <text:p text:style-name="P8">If the<text:span text:style-name="T17"> __DPA_DEVELOPER_MODE__ </text:span>switch is enabled, the console displays the contents of the data packets between the Arduino board and the TR module.</text:p>
      <text:p text:style-name="P8"/>
      <text:p text:style-name="P11">List of commands:</text:p>
      <text:p text:style-name="P8"/>
      <text:p text:style-name="P8"><text:span text:style-name="T6">- rst</text:span><text:tab/>- print header of Console command processor</text:p>
      <text:p text:style-name="P12"/>
      <text:p text:style-name="P8"><text:span text:style-name="T9">- </text:span><text:span text:style-name="T8">ledr on „NADR“<text:tab/></text:span><text:span text:style-name="T14">- see chapter</text:span><text:span text:style-name="T11"> </text:span><text:span text:style-name="T12">3.9.2 Set</text:span></text:p>
      <text:p text:style-name="P8"><text:span text:style-name="T8">- ledr off „NADR“<text:tab/></text:span><text:span text:style-name="T14">- see chapter</text:span><text:span text:style-name="T11"> </text:span><text:span text:style-name="T12">3.9.2 Set</text:span></text:p>
      <text:p text:style-name="P8"><text:span text:style-name="T8">- ledr pulse „NADR“<text:tab/></text:span><text:span text:style-name="T14">- see chapter</text:span><text:span text:style-name="T11"> </text:span><text:span text:style-name="T12">3.9.3 Pulse</text:span></text:p>
      <text:p text:style-name="P13"/>
      <text:p text:style-name="P12"><text:span text:style-name="T10">- clearbonds </text:span><text:span text:style-name="T15">- clears all bonded nodes in coordinator, unbond all bonded nodes and execute their restart. ( see chapter </text:span><text:span text:style-name="T16">3.2.5 Clear all bonds, </text:span><text:span text:style-name="T15">chapter</text:span><text:span text:style-name="T13"> </text:span><text:span text:style-name="T12">3.3.3 Remove bond, </text:span><text:span text:style-name="T15">chapter</text:span><text:span text:style-name="T13"> </text:span><text:span text:style-name="T12">3.4.4 Restart, </text:span><text:span text:style-name="T13">chapter </text:span><text:span text:style-name="T12"><text:s/>3.4.11 Batch </text:span><text:span text:style-name="T13">).</text:span></text:p>
      <text:p text:style-name="P14"><draw:frame draw:style-name="fr1" draw:name="Rámec1" text:anchor-type="paragraph" svg:x="0.0425in" svg:y="0.2992in" svg:width="6.6272in" draw:z-index="0"><draw:text-box fo:min-height="0.861in"><text:p text:style-name="P6"/><text:p text:style-name="P4">cmd&gt; clearbonds</text:p><text:p text:style-name="P4"/><text:p text:style-name="P4">Remove all bonds at nodes and coordinator, restart nodes</text:p></draw:text-box></draw:frame></text:p>
      <text:p text:style-name="P14"/>
      <text:p text:style-name="P8"><text:span text:style-name="T7">- autonetwork 5 2 1 1<text:tab/></text:span><text:span text:style-name="T4">- command to start Autonetwork V2 algorithm where:</text:span></text:p>
      <text:p text:style-name="P12"/>
      <text:p text:style-name="P18">5 = number of autonetwork waves<text:line-break/>2 = number of free autonetwork waves to stop autonetwork process (no new nodes bonded) <text:line-break/>1 = discovery retries<text:line-break/>1 = TX power </text:p>
      <text:p text:style-name="P20"/>
      <text:p text:style-name="P20"/>
      <text:p text:style-name="P20"/>
      <text:p text:style-name="P20"/>
      <text:p text:style-name="P20"/>
      <text:p text:style-name="P19"><text:soft-page-break/><text:span text:style-name="T4">It is possible to use </text:span><text:span text:style-name="T7">autonetwork</text:span><text:span text:style-name="T4"> command without parameters. In this case Autonetwork V2 algorithm use its default parameters.<text:line-break/></text:span></text:p>
      <text:p text:style-name="P20">10 = number of autonetwork waves<text:line-break/>2 = number of free autonetwork waves to stop autonetwork process (no new nodes bonded) <text:line-break/>1 = discovery retries<text:line-break/>1 = TX power </text:p>
      <text:p text:style-name="P20"/>
      <text:p text:style-name="P20"/>
      <text:p text:style-name="P15">Autonetwork wave 1.</text:p>
      <text:p text:style-name="P15"><draw:frame draw:style-name="fr1" draw:name="Rámec2" text:anchor-type="paragraph" svg:x="0.0866in" svg:y="0.2008in" svg:width="6.628in" draw:z-index="1"><draw:text-box fo:min-height="3.2811in"><text:p text:style-name="P2"/><text:p text:style-name="P3">cmd&gt; autonetwork 5 2 1 1</text:p><text:p text:style-name="P3"/><text:p text:style-name="P3">Automatic network construction started</text:p><text:p text:style-name="P3">Getting initial network info</text:p><text:p text:style-name="P3"/><text:p text:style-name="P3">Wave=1, Nodes=0, New nodes=0</text:p><text:p text:style-name="P3">Running Smart connect command</text:p><text:p text:style-name="P3">Running FRC to check new nodes</text:p><text:p text:style-name="P3">Prebonded 6 new node(s)</text:p><text:p text:style-name="P3">Running FRC to read new nodes MID</text:p><text:p text:style-name="P3">Authorizing node MID=81004A57, address 1</text:p><text:p text:style-name="P3">OK, nodes count=1</text:p><text:p text:style-name="P3">Authorizing node MID=81102D5A, address 2</text:p><text:p text:style-name="P3">OK, nodes count=2</text:p><text:p text:style-name="P3">Authorizing node MID=81102D53, address 3</text:p><text:p text:style-name="P3">OK, nodes count=3</text:p><text:p text:style-name="P3">Authorizing node MID=81102D56, address 4</text:p><text:p text:style-name="P3">OK, nodes count=4</text:p><text:p text:style-name="P3">Authorizing node MID=81102D60, address 5</text:p><text:p text:style-name="P3">OK, nodes count=5</text:p><text:p text:style-name="P3">Running FRC to check new authorized nodes</text:p><text:p text:style-name="P3">Running discovery</text:p><text:p text:style-name="P3">Discovered nodes=5</text:p></draw:text-box></draw:frame></text:p>
      <text:p text:style-name="P15"/>
      <text:p text:style-name="P15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Autonetwork wave 2.</text:p>
      <text:p text:style-name="P16"/>
      <text:p text:style-name="P17"><draw:frame draw:style-name="fr1" draw:name="Rámec3" text:anchor-type="paragraph" svg:x="0.0681in" svg:y="0.0319in" svg:width="6.6409in" draw:z-index="2"><draw:text-box fo:min-height="1.711in"><text:p text:style-name="P2"/><text:p text:style-name="P3">Wave=2, Nodes=5, New nodes=5</text:p><text:p text:style-name="P3">Running Smart connect command</text:p><text:p text:style-name="P3">Running FRC to check new nodes</text:p><text:p text:style-name="P3">Prebonded 1 new node(s)</text:p><text:p text:style-name="P3">Running FRC to read new nodes MID</text:p><text:p text:style-name="P3">Authorizing node MID=8100881E, address 6</text:p><text:p text:style-name="P3">OK, nodes count=6</text:p><text:p text:style-name="P3">Running FRC to check new authorized nodes</text:p><text:p text:style-name="P3">Running discovery</text:p><text:p text:style-name="P3">Discovered nodes=6</text:p></draw:text-box></draw:frame><text:span text:style-name="T1">Autonetwork wave 3.</text:span></text:p>
      <text:p text:style-name="P16"><draw:frame draw:style-name="fr1" draw:name="Rámec4" text:anchor-type="paragraph" svg:x="0.0689in" svg:y="0.1717in" svg:width="6.6602in" draw:z-index="3"><draw:text-box fo:min-height="0.9634in"><text:p text:style-name="P2"/><text:p text:style-name="P3">Wave=3, Nodes=6, New nodes=6</text:p><text:p text:style-name="P3">Running Smart connect command</text:p><text:p text:style-name="P3">Running FRC to check new nodes</text:p><text:p text:style-name="P3">No new node prebonded</text:p></draw:text-box></draw:frame></text:p>
      <text:p text:style-name="P16"/>
      <text:p text:style-name="P16"/>
      <text:p text:style-name="P16"><text:soft-page-break/>Autonetwork wave 4</text:p>
      <text:p text:style-name="P17"/>
      <text:p text:style-name="P17"><draw:frame draw:style-name="fr1" draw:name="Rámec5" text:anchor-type="paragraph" svg:x="0.0043in" svg:y="0.1181in" svg:width="6.6016in" draw:z-index="4"><draw:text-box fo:min-height="1.5957in"><text:p text:style-name="P1"/><text:p text:style-name="P3">Wave=4, Nodes=6, New nodes=6</text:p><text:p text:style-name="P3">Running Smart connect command</text:p><text:p text:style-name="P3">Running FRC to check new nodes</text:p><text:p text:style-name="P3">No new node prebonded</text:p><text:p text:style-name="P3">Automatic network construction stopped</text:p><text:p text:style-name="P3"/><text:p text:style-name="P3">cmd&gt; </text:p></draw:text-box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8:02:02.296000000</meta:creation-date>
    <dc:date>2019-02-16T07:41:05.963904695</dc:date>
    <meta:editing-duration>PT2H10M16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3" meta:paragraph-count="66" meta:word-count="485" meta:character-count="3040" meta:non-whitespace-character-count="2610"/>
  </office:meta>
</office:document-meta>
</file>